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1021"/>
        </table:table-row>
        <table:table-row table:style-name="ro1">
          <table:table-cell table:style-name="ce16" office:value-type="date" office:date-value="2023-05-16" calcext:value-type="date">
            <text:p>mardi 16 mai 2023</text:p>
          </table:table-cell>
          <table:table-cell table:style-name="ce6"/>
          <table:table-cell table:style-name="ce22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2">
          <table:table-cell table:style-name="ce16" table:formula="of:=[.A2]+1" office:value-type="date" office:date-value="2023-05-17" calcext:value-type="date">
            <text:p>mercredi 17 mai 2023</text:p>
          </table:table-cell>
          <table:table-cell table:style-name="ce6" office:value-type="string" calcext:value-type="string">
            <text:p>12h52 La Baule Escoublac</text:p>
            <text:p>16h12 Paris Montparnasse</text:p>
            <text:p>Métro L13 → place de Clichy – L2 (Père Lachaise) → Anvers et prendre le funiculaire</text:p>
            <text:p>19h30 Opéra de Paris The Dante project</text:p>
          </table:table-cell>
          <table:table-cell table:style-name="ce9" office:value-type="string" calcext:value-type="string">
            <text:p>Odalys 7-9 rue St Vincent 75018 Pari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3]+1" office:value-type="date" office:date-value="2023-05-18" calcext:value-type="date">
            <text:p>jeudi 18 mai 2023</text:p>
          </table:table-cell>
          <table:table-cell table:style-name="ce20" office:value-type="string" calcext:value-type="string">
            <text:p>Maison La Roche 10 Square du Dr Blanche 75016</text:p>
            <text:p>10€ sans réservation ouvert le midi Métro Jasmin</text:p>
          </table:table-cell>
          <table:table-cell table:style-name="ce9" office:value-type="string" calcext:value-type="string">
            <text:p>Odaly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4]+1" office:value-type="date" office:date-value="2023-05-19" calcext:value-type="date">
            <text:p>vendredi 19 mai 2023</text:p>
          </table:table-cell>
          <table:table-cell table:style-name="ce20" office:value-type="string" calcext:value-type="string">
            <text:p>12h22 Paris Nord</text:p>
            <text:p>15h44 Amster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5]+1" office:value-type="date" office:date-value="2023-05-20" calcext:value-type="date">
            <text:p>samedi 20 mai 2023</text:p>
          </table:table-cell>
          <table:table-cell table:style-name="ce20" office:value-type="string" calcext:value-type="string">
            <text:p>Repos Visite E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6]+1" office:value-type="date" office:date-value="2023-05-21" calcext:value-type="date">
            <text:p>dimanche 21 mai 2023</text:p>
          </table:table-cell>
          <table:table-cell table:style-name="ce20" office:value-type="string" calcext:value-type="string">
            <text:p>Vermeer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7]+1" office:value-type="date" office:date-value="2023-05-22" calcext:value-type="date">
            <text:p>lundi 22 mai 2023</text:p>
          </table:table-cell>
          <table:table-cell table:style-name="ce13" office:value-type="string" calcext:value-type="string">
            <text:p>Anne Franck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8]+1" office:value-type="date" office:date-value="2023-05-23" calcext:value-type="date">
            <text:p>mardi 23 mai 2023</text:p>
          </table:table-cell>
          <table:table-cell table:style-name="ce20" office:value-type="string" calcext:value-type="string">
            <text:p>Van Gogh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9]+1" office:value-type="date" office:date-value="2023-05-24" calcext:value-type="date">
            <text:p>mercredi 24 mai 2023</text:p>
          </table:table-cell>
          <table:table-cell table:style-name="ce13" office:value-type="string" calcext:value-type="string">
            <text:p>Vélo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10]+1" office:value-type="date" office:date-value="2023-05-25" calcext:value-type="date">
            <text:p>jeudi 25 mai 2023</text:p>
          </table:table-cell>
          <table:table-cell table:style-name="ce20" office:value-type="string" calcext:value-type="string">
            <text:p>Vermeer 1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11]+1" office:value-type="date" office:date-value="2023-05-26" calcext:value-type="date">
            <text:p>vendredi 26 mai 2023</text:p>
          </table:table-cell>
          <table:table-cell table:style-name="ce20" office:value-type="string" calcext:value-type="string">
            <text:p>Van Gogh 1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2]+1" office:value-type="date" office:date-value="2023-05-27" calcext:value-type="date">
            <text:p>samedi 27 mai 2023</text:p>
          </table:table-cell>
          <table:table-cell table:style-name="ce20" office:value-type="string" calcext:value-type="string">
            <text:p>Gwenola → Dublin</text:p>
            <text:p>Régis → St Molf</text:p>
            <text:p>11h28 Amsterdam</text:p>
            <text:p>21h06 La Baule Escoublac</text:p>
          </table:table-cell>
          <table:table-cell table:style-name="ce24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ris et Amsterda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1:56:22.014708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8:04:22.843379092</meta:creation-date>
    <meta:print-date>2023-04-17T12:43:13.229864389</meta:print-date>
    <dc:date>2023-04-17T12:40:59.660418968</dc:date>
    <meta:editing-duration>PT6M25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